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co10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2" calcext:value-type="date">
            <text:p>22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6" calcext:value-type="date">
            <text:p>26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/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33" calcext:value-type="float">
            <text:p>33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 style:data-style-name="N2" text:time-value="19:18:18.05628691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1-26T21:35:23.789471482</dc:date>
    <meta:editing-duration>P125DT15H58M43S</meta:editing-duration>
    <meta:editing-cycles>786</meta:editing-cycles>
    <meta:document-statistic meta:table-count="5" meta:cell-count="747" meta:object-count="0"/>
  </office:meta>
</office:document-meta>
</file>